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Standard">
      <style:text-properties officeooo:rsid="000bd062" officeooo:paragraph-rsid="000bd062"/>
    </style:style>
    <style:style style:name="T1" style:family="text">
      <style:text-properties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álise do papel negro na formação da cultura brasileira e personagens de destaque na história </text:h>
      <text:p text:style-name="Text_20_body">Os negros compõem um grupo étnico de maior importância na formação da sociedade. Deles, temos muitas marcas culturais e genéticas: hábitos, costumes, religiosidade, expressões materiais e culturais. </text:p>
      <text:p text:style-name="Text_20_body">Mesmo com toda a contribuição prestada e resistindo a um processo de aculturação violento, que incluiu trabalho escravo e abandono após abolição, os negros ainda hoje sofrem preconceito e são marginalizados na sociedade brasileira. </text:p>
      <text:p text:style-name="Text_20_body">Apesar das práticas de racismo ainda vigentes, a população negra contribuiu  bastante  para  a  conformação  da  cultura  brasileira. Podemos mencionar a capoeira, o samba e a feijoada como alguns exemplos dessa contribuição. </text:p>
      <text:p text:style-name="Text_20_body"><draw:frame draw:style-name="fr1" draw:name="Image1" text:anchor-type="as-char" svg:width="2cm" svg:height="1cm" draw:z-index="0"><draw:image xlink:href="https://catalogcdns3.ulife.com.br/content-cli/INS_ANTCUB_19/unidade_2/pratique_compartilhe/images/Pratique1.png" xlink:type="simple" xlink:show="embed" xlink:actuate="onLoad"/></draw:frame><text:s/></text:p>
      <text:h text:style-name="Heading_20_1" text:outline-level="1">Vamos praticar </text:h>
      <text:p text:style-name="Text_20_body">Considere as informações apresentadas acima e pesquise sobre a história e outras contribuições dos negros na formação da sociedade brasileira. <text:line-break/><text:line-break/>Identifique em sua pesquisa negros que se destacaram em sua luta, mencionando seus nomes e destacando eventos que demonstram sua importância. </text:p>
      <text:p text:style-name="Text_20_body">Não se esqueça de compartilhar sua atividade no fórum da seção “compartilhe”. </text:p>
      <text:p text:style-name="P1"><draw:frame draw:style-name="fr1" draw:name="Image2" text:anchor-type="as-char" svg:width="2cm" svg:height="1cm" draw:z-index="1"><draw:image xlink:href="https://catalogcdns3.ulife.com.br/content-cli/INS_ANTCUB_19/unidade_2/pratique_compartilhe/images/PratiqueFim.png" xlink:type="simple" xlink:show="embed" xlink:actuate="onLoad"/></draw:frame><text:s/></text:p>
      <text:p text:style-name="P2">Resposta</text:p>
      <text:p text:style-name="P2">Nessa atividade seria fundamental que sua pesquisa abordasse eventos e personagens cruciais na história da população negra no Brasil, destacando seus nomes e suas contribuições.  </text:p>
      <text:p text:style-name="Text_20_body"><text:span text:style-name="T1">Com isso, é possível compreender que o negro foi fundamental na conformação de nossa cultura. Desde a língua, passando pela culinária, música e dança, as contribuições da população negra são marcadas por nomes como Luís Gama e Maria Quitéria.</text:span> 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38:59.475628992</meta:creation-date>
    <dc:date>2022-12-11T13:47:13.005450900</dc:date>
    <meta:editing-duration>PT2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2" meta:word-count="228" meta:character-count="1564" meta:non-whitespace-character-count="1325"/>
  </office:meta>
</office:document-meta>
</file>